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fo:color="#ff420e" style:font-name="Arial1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 style:list-style-name="L3">
      <style:text-properties fo:color="#ff420e" style:font-name="Arial1"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>
      <style:text-properties style:font-name="Arial1"/>
    </style:style>
    <style:style style:name="P6" style:family="paragraph" style:parent-style-name="Standard" style:list-style-name="L1">
      <style:text-properties style:font-name="Arial1"/>
    </style:style>
    <style:style style:name="P7" style:family="paragraph" style:parent-style-name="Standard" style:list-style-name="L2">
      <style:text-properties style:font-name="Arial1"/>
    </style:style>
    <style:style style:name="P8" style:family="paragraph" style:parent-style-name="Standard" style:list-style-name="L3">
      <style:text-properties style:font-name="Arial1"/>
    </style:style>
    <style:style style:name="P9" style:family="paragraph" style:parent-style-name="Standard" style:list-style-name="L3"/>
    <style:style style:name="P10" style:family="paragraph" style:parent-style-name="Standard">
      <style:text-properties fo:color="#0000ff" style:font-name="Arial1"/>
    </style:style>
    <style:style style:name="P11" style:family="paragraph" style:parent-style-name="Standard" style:list-style-name="L3">
      <style:text-properties fo:color="#0000ff" style:font-name="Arial1"/>
    </style:style>
    <style:style style:name="P12" style:family="paragraph" style:parent-style-name="Standard" style:list-style-name="L3">
      <style:paragraph-properties fo:background-color="transparent">
        <style:background-image/>
      </style:paragraph-properties>
      <style:text-properties style:font-name="Arial1"/>
    </style:style>
    <style:style style:name="T1" style:family="text">
      <style:text-properties fo:color="#ff3333"/>
    </style:style>
    <style:style style:name="T2" style:family="text">
      <style:text-properties fo:color="#6666ff"/>
    </style:style>
    <style:style style:name="T3" style:family="text">
      <style:text-properties fo:color="#0000ff"/>
    </style:style>
    <style:style style:name="T4" style:family="text">
      <style:text-properties fo:color="#0000ff" style:font-name="Arial1"/>
    </style:style>
    <style:style style:name="T5" style:family="text">
      <style:text-properties fo:color="#009900"/>
    </style:style>
    <style:style style:name="T6" style:family="text">
      <style:text-properties fo:color="#009900" style:font-name="Arial1"/>
    </style:style>
    <style:style style:name="T7" style:family="text">
      <style:text-properties fo:color="#cc9900"/>
    </style:style>
    <style:style style:name="T8" style:family="text">
      <style:text-properties fo:color="#cc9900" style:font-name="Arial1"/>
    </style:style>
    <style:style style:name="T9" style:family="text">
      <style:text-properties fo:color="#cc9900" fo:background-color="transparent"/>
    </style:style>
    <style:style style:name="T10" style:family="text">
      <style:text-properties style:font-name="Arial1"/>
    </style:style>
    <style:style style:name="T11" style:family="text">
      <style:text-properties style:use-window-font-color="tru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um / blog web site and mobile application tutos and questions : </text:p>
      <text:p text:style-name="P1"/>
      <text:list xml:id="list7398899013433449931" text:style-name="L1">
        <text:list-header>
          <text:p text:style-name="P3">Requirment :</text:p>
          <text:p text:style-name="P6"/>
        </text:list-header>
      </text:list>
      <text:list xml:id="list2739556589435561241" text:style-name="L2">
        <text:list-item>
          <text:list>
            <text:list-item>
              <text:p text:style-name="P7">API with <text:span text:style-name="T1">symfony</text:span> and <text:span text:style-name="T1">api platform</text:span></text:p>
            </text:list-item>
          </text:list>
        </text:list-item>
      </text:list>
      <text:list xml:id="list8375318619725591199" text:style-name="L3">
        <text:list-item>
          <text:list>
            <text:list-item>
              <text:p text:style-name="P8">database with <text:span text:style-name="T1">maria db</text:span> :</text:p>
              <text:list>
                <text:list-item>
                  <text:p text:style-name="P8"><text:span text:style-name="T3">Tables</text:span><text:span text:style-name="T2"> </text:span>:</text:p>
                  <text:list>
                    <text:list-item>
                      <text:p text:style-name="P8"><text:span text:style-name="T3">users</text:span> :</text:p>
                      <text:list>
                        <text:list-item>
                          <text:p text:style-name="P8"><text:span text:style-name="T5">id </text:span><text:span text:style-name="T7">int(10)</text:span> PK not null</text:p>
                        </text:list-item>
                        <text:list-item>
                          <text:p text:style-name="P8"><text:span text:style-name="T5">pseudo </text:span><text:span text:style-name="T7">nvarchar(50)</text:span> unique not null</text:p>
                        </text:list-item>
                        <text:list-item>
                          <text:p text:style-name="P8"><text:span text:style-name="T5">email </text:span><text:span text:style-name="T7">varchar(150)</text:span> unique not null</text:p>
                        </text:list-item>
                        <text:list-item>
                          <text:p text:style-name="P12"><text:span text:style-name="T5">password</text:span> <text:span text:style-name="T7">char(60)</text:span> unique not null</text:p>
                        </text:list-item>
                        <text:list-item>
                          <text:p text:style-name="P12"><text:span text:style-name="T5">role</text:span> <text:span text:style-name="T7">varchar(20)</text:span> default:nul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 </text:p>
      <text:list xml:id="list43324560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8"><text:span text:style-name="T3">postes</text:span> :</text:p>
                      <text:list>
                        <text:list-item>
                          <text:p text:style-name="P8"><text:span text:style-name="T5">id </text:span><text:span text:style-name="T7">int(10)</text:span> PK not null</text:p>
                        </text:list-item>
                        <text:list-item>
                          <text:p text:style-name="P8"><text:span text:style-name="T5">user_id</text:span> <text:span text:style-name="T7">int(10)</text:span> FK(ManyToOne) not null</text:p>
                        </text:list-item>
                        <text:list-item>
                          <text:p text:style-name="P8"><text:span text:style-name="T5">title</text:span> <text:span text:style-name="T7">nvarchar(200)</text:span> not null</text:p>
                        </text:list-item>
                        <text:list-item>
                          <text:p text:style-name="P9"><text:span text:style-name="T6">content</text:span><text:span text:style-name="T10"> </text:span><text:span text:style-name="T8">text</text:span><text:span text:style-name="T10"> not nu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4331824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9"><text:span text:style-name="T4">comments</text:span><text:span text:style-name="T10"> :</text:span></text:p>
                      <text:list>
                        <text:list-item>
                          <text:p text:style-name="P8"><text:span text:style-name="T5">id </text:span><text:span text:style-name="T7">int(10)</text:span> PK not null</text:p>
                        </text:list-item>
                        <text:list-item>
                          <text:p text:style-name="P12"><text:span text:style-name="T5">post_id</text:span> <text:span text:style-name="T9">int(10)</text:span> FK(ManyToOne) not null</text:p>
                        </text:list-item>
                        <text:list-item>
                          <text:p text:style-name="P8"><text:span text:style-name="T5">author_id</text:span> <text:span text:style-name="T7">int(10)</text:span> FK(ManyToOne) not null</text:p>
                        </text:list-item>
                        <text:list-item>
                          <text:p text:style-name="P8"><text:span text:style-name="T5">title</text:span> <text:span text:style-name="T7">nvarchar(200)</text:span> not null</text:p>
                        </text:list-item>
                        <text:list-item>
                          <text:p text:style-name="P8"><text:span text:style-name="T5">content</text:span> <text:span text:style-name="T7">text</text:span> not null</text:p>
                        </text:list-item>
                      </text:list>
                    </text:list-item>
                  </text:list>
                </text:list-item>
              </text:list>
              <text:p text:style-name="P8"/>
              <text:list>
                <text:list-item>
                  <text:list>
                    <text:list-item>
                      <text:p text:style-name="P11">friends_list :</text:p>
                      <text:list>
                        <text:list-item>
                          <text:p text:style-name="P8"><text:span text:style-name="T5">id </text:span><text:span text:style-name="T7">int(10)</text:span><text:span text:style-name="T3"> PK not null</text:span></text:p>
                        </text:list-item>
                        <text:list-item>
                          <text:p text:style-name="P8"><text:span text:style-name="T5">user1_id </text:span><text:span text:style-name="T9">int(10)</text:span><text:span text:style-name="T5"> </text:span><text:span text:style-name="T11">FK(ManyToOne) not null</text:span></text:p>
                        </text:list-item>
                        <text:list-item>
                          <text:p text:style-name="P12"><text:span text:style-name="T5">user2_id </text:span><text:span text:style-name="T9">int(10)</text:span><text:span text:style-name="T5"> </text:span><text:span text:style-name="T11">FK(ManyToOne) not nu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43314324" text:continue-numbering="true" text:style-name="L3">
        <text:list-item>
          <text:list>
            <text:list-item>
              <text:p text:style-name="P8">web site pages with <text:span text:style-name="T1">angular </text:span><text:span text:style-name="T11">mobile first approach </text:span></text:p>
            </text:list-item>
            <text:list-item>
              <text:p text:style-name="P8">Mobile app build with (<text:span text:style-name="T1">ionic</text:span> or <text:span text:style-name="T1">cordova</text:span>)</text:p>
            </text:list-item>
          </text:list>
        </text:list-item>
      </text:list>
      <text:p text:style-name="P1"/>
      <text:list xml:id="list43313447" text:continue-numbering="true" text:style-name="L3">
        <text:list-header>
          <text:p text:style-name="P4">Features :</text:p>
        </text:list-header>
      </text:list>
      <text:p text:style-name="P1"/>
      <text:list xml:id="list43319175" text:continue-numbering="true" text:style-name="L3">
        <text:list-item>
          <text:list>
            <text:list-item>
              <text:p text:style-name="P8">post an article (with moderation or not ?)</text:p>
            </text:list-item>
            <text:list-item>
              <text:p text:style-name="P8">post comments</text:p>
            </text:list-item>
            <text:list-item>
              <text:p text:style-name="P8">edit a post </text:p>
            </text:list-item>
            <text:list-item>
              <text:p text:style-name="P8">edit comment</text:p>
            </text:list-item>
            <text:list-item>
              <text:p text:style-name="P8">add friends</text:p>
            </text:list-item>
            <text:list-item>
              <text:p text:style-name="P8">real time chattbox with <text:span text:style-name="T1">web socket</text:span> for the users who are friend</text:p>
            </text:list-item>
            <text:list-item>
              <text:p text:style-name="P8">list of articles publiched into the public profile of users</text:p>
            </text:list-item>
            <text:list-item>
              <text:p text:style-name="P8">admin dashboard (CRUD)</text:p>
            </text:list-item>
            <text:list-item>
              <text:p text:style-name="P8">Progressive web app with <text:span text:style-name="T1">service worker</text:span> (offline pages templates, saving posts or tutos to see it later offline and <text:span text:style-name="T1">application could be installed</text:span> from the navigator)</text:p>
            </text:list-item>
            <text:list-item>
              <text:p text:style-name="P8">switch the web site to english and french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 </meta:initial-creator>
    <meta:creation-date>2021-06-12T09:30:46.31</meta:creation-date>
    <dc:date>2021-06-13T23:08:26.36</dc:date>
    <dc:creator>nik </dc:creator>
    <meta:editing-duration>PT16H18M22S</meta:editing-duration>
    <meta:editing-cycles>5</meta:editing-cycles>
    <meta:generator>OpenOffice/4.1.9$Win32 OpenOffice.org_project/419m1$Build-9805</meta:generator>
    <meta:document-statistic meta:table-count="0" meta:image-count="0" meta:object-count="0" meta:page-count="1" meta:paragraph-count="40" meta:word-count="245" meta:character-count="1276"/>
  </office:meta>
</office:document-meta>
</file>